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50-1100</text:p>
      <text:p text:style-name="P1"/>
      <text:p text:style-name="P2">Gier edukacyjnych w historii powstała masa – skierowanych do wszystkich grup wiekowych, oferujących naukę wielu różnych dziedzin i tak dalej. Na rynku mamy na przykład serię “Adibu”, skierowaną do dzieci i mającą uczyć je matematyki i tym podobnych rzeczy; jedną z pierwszych słynnych gier w historii było “Oregon trail”, prezentujące życie pionierów amerykańskich podążających na zachód i tak dalej. Do tego sporego, zacnego grona zalicza się również “1979 Revolution: Black Friday”.</text:p>
      <text:p text:style-name="P2"/>
      <text:p text:style-name="P2">Wiedza na temat Iranu nie należy raczej do najpowszechniejszych w Polsce. Niektórzy sobie zdają sprawę, że to nie kraj arabski. Czasem nawet, że tamtejsi muzułmanie to nie sunnici, jak większość wyznawców islamu na świecie, lecz szyici, skonfliktowani z tymi pierwszymi niemalże od początku istnienia tej religii. Tymczasem jest to fascynujący kraj, o bogatej i długiej historii – bądź co bądź rodził się w rejonie sąsiadującym z Mezopotamią, miejscem powstania jednych spośród pierwszych cywilizacji na Ziemi. Od wieków imperia i dynastie na terenie Iranu rodziły się, kwitły i upadały. Położenie geograficzne dawało się Irańczykom wiele razy we znaki, gdy ich ziemie były najeżdżane przez kolejne plemiona i ludy – Arabów, Mongołów czy Turków. Ostatnim wydarzeniem, które znacząco odmieniło sytuację w tym kraju, była rewolucja islamska – o której (oraz o wydarzeniach, które do niej doprowadziły), opowiada omawiana gra. Tytułowy Czarny Piątek, 8 września 1978 roku, był dniem, w którym wprowadzono w Iranie stan wojenny i dokonano brutalnej masakry ludzi zebranych na demonstracji w Teheranie, i który stał się początkiem końca panującego wtedy reżimu.</text:p>
      <text:p text:style-name="P2"/>
      <text:p text:style-name="P2">Postać, którą będziemy kierować, poznajemy w raczej mało komfortowych okolicznościach. Reza Shirazi, młody mieszkaniec Iranu (już po rewolucji islamskiej), zostaje aresztowany przez policję za działania antyrządowe i wzięty do niesławnego więzienia Evin. Tam, poprzez jego przesłuchanie i tortury, poznajemy historię wydarzeń, które doprowadziły do jego wmieszania się w rewolucję, mającą na celu obalenie szacha, a następnie jego oporu wobec władzy Republiki Islamskiej.</text:p>
      <text:p text:style-name="P2"/>
      <text:p text:style-name="P2">“1979 Revolution” to, gatunkowo, gra przygodowa, przypominająca twory studia Telltale Games (“Wolf among us” czy “The Walking Dead”), do tego stopnia, że od czasu do czasu w ważniejszych chwilach w górnym lewym rogu ekranu pojawia się słynny napis “&lt;Imię postaci&gt; zapamięta to”. Sterując Rezą, zwiedzamy niewielkie, zamknięte lokacje, skupiając się przede wszystkim na dialogach z innymi postaciami lub interakcjami z otoczeniem. Nasz młody Irańczyk z zamiłowania jest fotografem – i to właśnie aparat jest naszym narzędziem do kontaktu ze światem. Od czasu do czasu konieczne jest również wzięcie udziału w niewielkim QTE – czy to przy łataniu rannego, czy niewielkiej bójce. </text:p>
      <text:p text:style-name="P2"/>
      <text:p text:style-name="P2">Jeśli chodzi o czystą grywalność, to nie ma jej zbyt wiele. Nasze decyzje są bardzo ograniczone, bardzo rzadko możemy zrobić coś, co miałoby faktyczny wpływ na wydarzenia w grze, a całość można przejść w ciągu dwóch godzin – i to tylko zakładając, że spędzi się czas na poszukiwanie dodatkowych informacji, robienie wszelkich możliwych zdjęć czy odsłuchiwanie kaset z nagranymi przemowami ajatollaha Chomeiniego, pierwszej islamistycznej głowy państwa po rewolucji. Dodatkowo z fabułą, która wydaje się być urwana w połowie, pozostawiając gracza w niewiedzy, jeśli chodzi o los wielu postaci, oraz z QTE, które wyglądają jak wyciągnięte psu z gardła i wsadzone na siłę do rozgrywki, gra nie sprawia dobrego wrażenia.</text:p>
      <text:p text:style-name="P2"/>
      <text:p text:style-name="P2">Osobnym tematem jest grafika. Dzięki stylizacji oraz zastosowaniu filtrów graficznych wygląda znośnie. Twórcy nie silili się na fotorealizm i chwała im za to – wystarczy, że postacie można od siebie łatwo odróżnić, i że zawsze wiadomo, na co się patrzy. Niestety, kuleją animacje, co ponownie jest widoczne przede wszystkim w QTE, w trakcie których nasi bohaterowie poruszają się z gracją słonia udającego baletnicę.</text:p>
      <text:p text:style-name="P2"/>
      <text:p text:style-name="P2">Wszystko to jednak ostatecznie wynagrodził w moich oczach klimat oraz możliwość bliższego poznania Iranu. Oglądając na własne oczy protesty, przeglądając zdjęcia w gabinecie ojca Rezy, rozmawiając z ludźmi dookoła czy będąc w stanie zobaczyć filmy nagrane przez rodzinę głównego bohatera (np. o wspólnych wyjazdach na wakacje czy rodzinnej imprezie) czułem się, jakbym sam tam był. Ba, gra była wręcz w stanie wzbudzić we mnie pewną dozę nostalgii – szczególnie interakcje z rodziną Rezy czy sceny protestów (pomijając skalę brutalności – irański SAVAK był koszmarnie agresywny i paranoiczny), po kilku przeróbkach mogłyby pasować do PRLu. Gra doskonale potrafi wzbudzić uczucie jedności z wydarzeniami i postaciami na ekranie.</text:p>
      <text:p text:style-name="P2"/>
      <text:p text:style-name="P2">Bardzo ważnym aspektem “1979 Revolution” jest też encyklopedia, którą gracz uzupełnia w trakcie rozgrywki. Każda rozmowa, każde wykonane przez nas zdjęcie, ma szansę odblokować nowe hasło – czy to mowa o czymś tak banalnym jak irańskie obyczaje dotyczące picia herbaty, czy krótka informacja o brutalnym podpaleniu kina pełnego ludzi, o co oskarżano tajną policję szacha. Również to, co dzieje się w samej rozgrywce, ma wyraźny aspekt edukacyjny – Reza ma na przykład możliwość poznania ludzi z każdej opcji politycznej w Iranie, lepiej poznając ich poglądy, czy wziąć udział w tradycyjnej, muzułmańskiej modlitwie.</text:p>
      <text:p text:style-name="P2"/>
      <text:p text:style-name="P2">Odbiór gry poprawia też liczne grono barwnych postaci, reprezentujących pełen przegląd opcji politycznych, życiorysów czy wyborów, przed którymi w tym okresie stawali obywatele Iranu. Co szczególnie ważne, każda z postaci została przedstawiona jako, w najgorszym wypadku, moralnie niejednoznaczna – nawet okrutny strażnik, który przesłuchuje Rezę w więzieniu, ma sporo powodów, by nienawidzić każdego, kto próbuje przeciwstawić się rewolucji islamskiej. Pacyfistyczny Babak, bojąca się o los swojej rodziny matka głównego bohatera, jego brat służący w tajnej policji… każda z postaci otrzymała od twórców sporą dawkę miłości, i to widać. Ponownie na szczególną uwagę zasługuje tu strażnik, który potrafi wzbudzić autentyczne przerażenie. </text:p>
      <text:p text:style-name="P2"/>
      <text:p text:style-name="P2">Czym więc jest “1979 Revolution”? W najlepszym wypadku średnią grą, ale doskonałym narzędziem edukacyjnym. Przez te dwie krótkie godziny rozgrywki bawiłem się o wiele lepiej niż powinienem, biorąc pod uwagę jakość rozgrywki, szperając w każdym kącie w poszukiwaniu kolejnych informacji, podziwiając kiosk wystawiający na sprzedaż chrześcijańskie kartki świąteczne (swoją drogą, jak poszperać, to sprzedawanie we wrześniu kartek wielkanocnych może wyglądać dziwnie, ale twórcy najwidoczniej nie mieli lepszego pomysłu, jak w prosty sposób pokazać znaczenie chrześcijaństwa w Iranie) czy oglądając do ostatniej chwili nagranie z rodzinnego obiadu rodziny Rezy. Gdyby gra miała przedstawiać zmyśloną historię, to nie przykułaby zapewne mojej uwagi – a tak zdołała wzbudzić we mnie głęboką satysfakcję po jej ukończeniu. Właśnie tak (choć, dodam, z lepszym wykonaniem elementów rozgrywki) wyobrażam sobie przyszłość gier mających uczyć historii.</text:p>
      <text:p text:style-name="P2"/>
      <text:p text:style-name="P2"><text:a xlink:type="simple" xlink:href="https://upload.wikimedia.org/wikipedia/commons/c/c9/1979_Revolution_game_logo.png" text:style-name="Internet_20_link" text:visited-style-name="Visited_20_Internet_20_Link"><text:span text:style-name="T1">https://upload.wikimedia.org/wikipedia/commons/c/c9/1979_Revolution_game_logo.png</text:span></text:a> - top</text:p>
      <text:p text:style-name="P2"/>
      <text:p text:style-name="P2"><text:a xlink:type="simple" xlink:href="http://cdn.akamai.steamstatic.com/steam/apps/388320/ss_175a7169299560fcc9f3c64e6c4a1f7da4dd238f.jpg?t=1497983185" text:style-name="Internet_20_link" text:visited-style-name="Visited_20_Internet_20_Link"><text:span text:style-name="T1">http://cdn.akamai.steamstatic.com/steam/apps/388320/ss_175a7169299560fcc9f3c64e6c4a1f7da4dd238f.jpg?t=1497983185</text:span></text:a> </text:p>
      <text:p text:style-name="P2"><text:soft-page-break/></text:p>
      <text:p text:style-name="P2"><text:a xlink:type="simple" xlink:href="http://cdn.akamai.steamstatic.com/steam/apps/388320/ss_23b247404122d4e193baf46265485296d9df2737.jpg?t=1497983185" text:style-name="Internet_20_link" text:visited-style-name="Visited_20_Internet_20_Link"><text:span text:style-name="T1">http://cdn.akamai.steamstatic.com/steam/apps/388320/ss_23b247404122d4e193baf46265485296d9df2737.jpg?t=1497983185</text:span></text: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4" meta:word-count="996" meta:character-count="7261" meta:non-whitespace-character-count="6262"/>
    <meta:generator>LibreOfficeDev/5.1.0.3$Linux_X86_64 LibreOffice_project/</meta:generator>
  </office:meta>
</office:document-meta>
</file>